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4458in" style:rel-column-width="61000*"/>
    </style:style>
    <style:style style:name="Table1.B" style:family="table-column">
      <style:table-column-properties style:column-width="0.4792in" style:rel-column-width="453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8625in" table:align="left"/>
    </style:style>
    <style:style style:name="Table2.A" style:family="table-column">
      <style:table-column-properties style:column-width="1.86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5049in" fo:margin-left="1.884in" fo:margin-right="1.5361in" table:align="margins"/>
    </style:style>
    <style:style style:name="Table3.A" style:family="table-column">
      <style:table-column-properties style:column-width="3.5049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993in" fo:margin-left="0.6215in" fo:margin-right="0.0042in" table:align="margins"/>
    </style:style>
    <style:style style:name="Table5.A" style:family="table-column">
      <style:table-column-properties style:column-width="6.2993in" style:rel-column-width="65535*"/>
    </style:style>
    <style:style style:name="Table5.A1" style:family="table-cell">
      <style:table-cell-properties fo:padding="0.0382in" fo:border="none"/>
    </style:style>
    <style:style style:name="Table10" style:family="table">
      <style:table-properties style:width="6.2257in" fo:margin-left="0in" fo:margin-right="-0.0028in" table:align="margins"/>
    </style:style>
    <style:style style:name="Table10.A" style:family="table-column">
      <style:table-column-properties style:column-width="0.5757in" style:rel-column-width="6060*"/>
    </style:style>
    <style:style style:name="Table10.B" style:family="table-column">
      <style:table-column-properties style:column-width="0.784in" style:rel-column-width="8253*"/>
    </style:style>
    <style:style style:name="Table10.C" style:family="table-column">
      <style:table-column-properties style:column-width="0.1104in" style:rel-column-width="1162*"/>
    </style:style>
    <style:style style:name="Table10.D" style:family="table-column">
      <style:table-column-properties style:column-width="4.7556in" style:rel-column-width="50060*"/>
    </style:style>
    <style:style style:name="Table6" style:family="table">
      <style:table-properties style:width="1.875in" fo:margin-left="1.7736in" fo:margin-right="3.2764in" table:align="margins"/>
    </style:style>
    <style:style style:name="Table6.A" style:family="table-column">
      <style:table-column-properties style:column-width="1.87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118in" fo:margin-left="0.009in" fo:margin-right="0.0042in" table:align="margins"/>
    </style:style>
    <style:style style:name="Table7.A" style:family="table-column">
      <style:table-column-properties style:column-width="6.9118in" style:rel-column-width="65535*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0.0604in" style:rel-column-width="571*"/>
    </style:style>
    <style:style style:name="Table9.B" style:family="table-column">
      <style:table-column-properties style:column-width="2.9424in" style:rel-column-width="27836*"/>
    </style:style>
    <style:style style:name="Table9.C" style:family="table-column">
      <style:table-column-properties style:column-width="3.9243in" style:rel-column-width="37128*"/>
    </style:style>
    <style:style style:name="Table9.A1" style:family="table-cell">
      <style:table-cell-properties style:vertical-align="" fo:padding="0in" fo:border="none"/>
    </style:style>
    <style:style style:name="Table9.C1" style:family="table-cell">
      <style:table-cell-properties fo:padding="0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Table_20_Contents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A-6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ADILAN”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">BERITA ACARA</text:p>
            <text:p text:style-name="P2">PELAKSANAAN PENETAPAN HAKIM</text:p>
          </table:table-cell>
        </table:table-row>
      </table:table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-------- Pada hari ini {hari} tanggal {tgl_pembuatan} saya -----------------------------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4">[!-- BEGIN jaksaPenerima --]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office:value-type="string">
                  <text:p text:style-name="P5">{urutan}.</text:p>
                </table:table-cell>
                <table:table-cell office:value-type="string">
                  <text:p text:style-name="P5">Nama</text:p>
                </table:table-cell>
                <table:table-cell office:value-type="string">
                  <text:p text:style-name="P5">:</text:p>
                </table:table-cell>
                <table:table-cell office:value-type="string">
                  <text:p text:style-name="P5">{nama_pegawai}</text:p>
                </table:table-cell>
              </table:table-row>
              <table:table-row>
                <table:table-cell office:value-type="string">
                  <text:p text:style-name="P5"/>
                </table:table-cell>
                <table:table-cell office:value-type="string">
                  <text:p text:style-name="P5">Pangkat / NIP</text:p>
                </table:table-cell>
                <table:table-cell office:value-type="string">
                  <text:p text:style-name="P5">:</text:p>
                </table:table-cell>
                <table:table-cell office:value-type="string">
                  <text:p text:style-name="P5">{pangkat_pegawai} / {nip_pegawai}</text:p>
                </table:table-cell>
              </table:table-row>
              <table:table-row>
                <table:table-cell office:value-type="string">
                  <text:p text:style-name="P5"/>
                </table:table-cell>
                <table:table-cell office:value-type="string">
                  <text:p text:style-name="P5">Jabatan</text:p>
                </table:table-cell>
                <table:table-cell office:value-type="string">
                  <text:p text:style-name="P5">:</text:p>
                </table:table-cell>
                <table:table-cell office:value-type="string">
                  <text:p text:style-name="P5">{jabatan_pegawai}</text:p>
                </table:table-cell>
              </table:table-row>
            </table:table>
            <text:p text:style-name="P12">[!-- END jaksaPenerima --]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(Selaku Penuntut Umum)</text:p>
          </table:table-cell>
        </table:table-row>
      </table:table>
      <text:p text:style-name="P11"/>
      <table:table table:name="Table7" table:style-name="Table7">
        <table:table-column table:style-name="Table7.A"/>
        <table:table-row>
          <table:table-cell office:value-type="string">
            <text:p text:style-name="P9"><text:s text:c="7"/>Berdasarkan Surat Perintah {kepala_lower} No {no_sp} tanggal {tgl_sp} telah melaksanakan Penetapan Hakim/Ketua PN/PT/MA {hakim_ketua} tanggal {tanggal_penetapan} No {nomor} dalam perkara atas nama terdakwa {nama_terdakwa} alamat {alamat} penetapan mana memerintahkan {nama_memerintahkan} dengan cara {dgn_cara}.</text:p>
          </table:table-cell>
        </table:table-row>
      </table:table>
      <text:p text:style-name="P11"/>
      <table:table table:name="Table8" table:style-name="Table8">
        <table:table-column table:style-name="Table8.A"/>
        <table:table-row>
          <table:table-cell table:style-name="Table8.A1" office:value-type="string">
            <text:p text:style-name="P9">----Demikian Berita Acara Pelaksanaan Penetapan Hakim ini dibuat dengan sebenarnya atas kekuatan sumpah jabatan kemudian ditutup dan ditanda tangani pada hari dan tanggal tersebut <text:s/>diatas.------------</text:p>
          </table:table-cell>
        </table:table-row>
      </table:table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7">Terdakwa,</text:p>
            <text:p text:style-name="P7"/>
            <text:p text:style-name="P7"/>
            <text:p text:style-name="P7"/>
            <text:p text:style-name="P7"/>
            <text:p text:style-name="P7">( <text:s text:c="3"/>{nama_terdakwa} <text:s text:c="4"/>)</text:p>
          </table:table-cell>
          <table:table-cell table:style-name="Table9.C1" office:value-type="string">
            <text:p text:style-name="P7">JAKSA PENUNTUT UMUM </text:p>
            <text:p text:style-name="P7"/>
            <text:p text:style-name="P7"/>
            <text:p text:style-name="P7"/>
            <text:p text:style-name="P7"/>
            <text:p text:style-name="P8">{nama_penandatangan}</text:p>
            <text:p text:style-name="P7">{pangkat_penandatangan} <text:s/>NIP. {nip_penandatangan}</text:p>
          </table:table-cell>
        </table:table-row>
      </table:table>
      <text:p text:style-name="P11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3:52:03.61</meta:creation-date>
    <dc:date>2016-06-21T10:54:08.84</dc:date>
    <meta:editing-duration>PT11H6M</meta:editing-duration>
    <meta:editing-cycles>29</meta:editing-cycles>
    <meta:generator>OpenOffice/4.1.1$Win32 OpenOffice.org_project/411m6$Build-9775</meta:generator>
    <dc:creator>hadi wibowo</dc:creator>
    <meta:document-statistic meta:table-count="10" meta:image-count="0" meta:object-count="0" meta:page-count="1" meta:paragraph-count="27" meta:word-count="116" meta:character-count="981"/>
  </office:meta>
</office:document-meta>
</file>